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.671cm" fo:min-width="3.945cm"/>
    </style:style>
    <style:style style:name="gr2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1.528cm" fo:min-width="3.025cm"/>
    </style:style>
    <style:style style:name="gr3" style:family="graphic" style:parent-style-name="standard">
      <style:graphic-properties draw:fill="none" draw:fill-color="#cfe7f5" draw:textarea-horizontal-align="justify" draw:textarea-vertical-align="middle" draw:auto-grow-height="false" fo:min-height="1.528cm" fo:min-width="2.929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1.528cm" fo:min-width="2.929cm"/>
    </style:style>
    <style:style style:name="gr5" style:family="graphic" style:parent-style-name="standard">
      <style:graphic-properties draw:stroke="none" svg:stroke-color="#000000" draw:fill="none" draw:fill-color="#9999ff" draw:textarea-horizontal-align="left" draw:auto-grow-height="true" draw:auto-grow-width="true" fo:min-height="0.712cm" fo:min-width="2.885cm"/>
    </style:style>
    <style:style style:name="gr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2.32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1.025cm" fo:min-width="1.53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921cm" svg:x="6.969cm" svg:y="4.6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3.525cm" svg:height="1.778cm" svg:x="7.508cm" svg:y="9.255cm">
          <draw:text-box>
            <text:p>Household</text:p>
            <text:p>Controls</text:p>
          </draw:text-box>
        </draw:frame>
        <draw:custom-shape draw:style-name="gr3" draw:text-style-name="P1" draw:layer="layout" svg:width="3.429cm" svg:height="1.778cm" svg:x="7.556cm" svg:y="9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1.778cm" svg:x="1.762cm" svg:y="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385cm" svg:height="0.962cm" svg:x="1.784cm" svg:y="5.254cm">
          <draw:text-box>
            <text:p>Front yard</text:p>
          </draw:text-box>
        </draw:frame>
        <draw:frame draw:style-name="gr6" draw:layer="layout" svg:width="2.826cm" svg:height="0.962cm" svg:x="7.778cm" svg:y="5.535cm">
          <draw:text-box>
            <text:p>Desktop</text:p>
          </draw:text-box>
        </draw:frame>
        <draw:line draw:style-name="gr7" draw:text-style-name="P1" draw:layer="layout" svg:x1="5.191cm" svg:y1="5.572cm" svg:x2="6.969cm" svg:y2="5.572cm">
          <text:p/>
        </draw:line>
        <draw:line draw:style-name="gr7" draw:text-style-name="P1" draw:layer="layout" svg:x1="6.969cm" svg:y1="6.461cm" svg:x2="5.191cm" svg:y2="6.461cm">
          <text:p/>
        </draw:line>
        <draw:line draw:style-name="gr7" draw:text-style-name="P1" draw:layer="layout" svg:x1="13.192cm" svg:y1="6.588cm" svg:x2="11.414cm" svg:y2="6.588cm">
          <text:p/>
        </draw:line>
        <draw:line draw:style-name="gr7" draw:text-style-name="P1" draw:layer="layout" svg:x1="11.414cm" svg:y1="5.572cm" svg:x2="13.192cm" svg:y2="5.572cm">
          <text:p/>
        </draw:line>
        <draw:line draw:style-name="gr7" draw:text-style-name="P1" draw:layer="layout" svg:x1="8.778cm" svg:y1="7.604cm" svg:x2="8.778cm" svg:y2="9.255cm">
          <text:p/>
        </draw:line>
        <draw:line draw:style-name="gr7" draw:text-style-name="P1" draw:layer="layout" svg:x1="9.763cm" svg:y1="9.255cm" svg:x2="9.763cm" svg:y2="7.604cm">
          <text:p/>
        </draw:line>
        <draw:line draw:style-name="gr7" draw:text-style-name="P1" draw:layer="layout" svg:x1="11.414cm" svg:y1="7.604cm" svg:x2="13.065cm" svg:y2="9.128cm">
          <text:p/>
        </draw:line>
        <draw:line draw:style-name="gr8" draw:text-style-name="P1" draw:layer="layout" svg:x1="16.748cm" svg:y1="5.445cm" svg:x2="16.748cm" svg:y2="5.953cm">
          <text:p/>
        </draw:line>
        <draw:line draw:style-name="gr8" draw:text-style-name="P1" draw:layer="layout" svg:x1="13.7cm" svg:y1="11.541cm" svg:x2="14.208cm" svg:y2="11.541cm">
          <text:p/>
        </draw:line>
        <draw:custom-shape draw:style-name="gr4" draw:text-style-name="P1" draw:layer="layout" svg:width="3.429cm" svg:height="1.778cm" svg:x="13.192cm" svg:y="5.19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385cm" svg:height="0.962cm" svg:x="13.214cm" svg:y="5.445cm">
          <draw:text-box>
            <text:p>Back yard</text:p>
          </draw:text-box>
        </draw:frame>
        <draw:custom-shape draw:style-name="gr9" draw:text-style-name="P1" draw:layer="layout" svg:width="2.032cm" svg:height="2.413cm" svg:x="13.065cm" svg:y="8.874cm">
          <text:p text:style-name="P1">Log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cil McGregor</meta:initial-creator>
    <meta:creation-date>2016-05-31T10:21:17.239541791</meta:creation-date>
    <dc:date>2016-06-02T10:06:52.959773543</dc:date>
    <dc:creator>Cecil McGregor</dc:creator>
    <meta:editing-duration>PT21M39S</meta:editing-duration>
    <meta:editing-cycles>3</meta:editing-cycles>
    <meta:generator>LibreOffice/4.3.7.2$Linux_X86_64 LibreOffice_project/430$Build-2</meta:generator>
    <meta:document-statistic meta:object-count="18"/>
  </office:meta>
</office:document-meta>
</file>